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1-27T21:47:47.786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Rascal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9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9511,116,&lt;380,0&gt;,&lt;380,116&gt;): FALSE Internal compiler error: Executing function mapComprehension6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5602,101,&lt;317,0&gt;,&lt;317,101&gt;): FALSE Internal compiler error: Executing function listComprehension63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8867,100,&lt;190,0&gt;,&lt;190,100&gt;): FALSE Internal compiler error: Executing function setComprehension69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""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(1783,99,&lt;60,0&gt;,&lt;60,99&gt;): FALSE "inferred types"test fails for arguments: {&lt;"7",{""},-1630286844,"",{}&gt;,&lt;"",{},-1976572809,"-08",{{0.8772496824665504}}&gt;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449 tests executed; 28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yaml/Model.rsc|: Java("CompilerError","Internal compiler error: 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mapComprehension6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listComprehension63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setComprehension69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 table:number-rows-repeated="11">
          <table:table-cell table:style-name="ce24"/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00:18:11.6133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1-28T00:19:34.851760000</dc:date>
    <meta:editing-duration>P33DT3H4M</meta:editing-duration>
    <meta:editing-cycles>118</meta:editing-cycles>
    <meta:generator>LibreOffice/4.3.3.2$MacOSX_X86_64 LibreOffice_project/9bb7eadab57b6755b1265afa86e04bf45fbfc644</meta:generator>
    <meta:document-statistic meta:table-count="5" meta:cell-count="461" meta:object-count="0"/>
  </office:meta>
</office:document-meta>
</file>